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65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number-columns-repeated="5"/>
          <table:table-cell table:formula="of:=SUM([.F5:.F68])" office:value-type="float" office:value="951.9" calcext:value-type="float">
            <text:p>951.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 ($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SP32-CAM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5]*[.E5]" office:value-type="float" office:value="7" calcext:value-type="float">
            <text:p>7</text:p>
          </table:table-cell>
          <table:table-cell office:value-type="string" calcext:value-type="string">
            <text:p><text:a xlink:href="https://www.aliexpress.com/item/1005001706120772.html" xlink:type="simple">https://www.aliexpress.com/item/10050017061207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-521 MPU6050 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6-DOF IM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32304143704.html" xlink:type="simple">https://www.aliexpress.com/item/3230414370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65HVD230 CAN 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igh speed CAN bus transceiver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]*[.E7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687256437.html" xlink:type="simple">https://www.aliexpress.com/item/3268725643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rive V3.6 54V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Dual Brushless Motor Controll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300" calcext:value-type="float">
            <text:p>300</text:p>
          </table:table-cell>
          <table:table-cell office:value-type="string" calcext:value-type="string">
            <text:p><text:a xlink:href="https://odriverobotics.com/shop/odrive-v36" xlink:type="simple">https://odriverobotics.com/shop/odrive-v36</text:a> <text:a xlink:href="https://www.aliexpress.com/item/4000756440841.html" xlink:type="simple">https://www.aliexpress.com/item/4000756440841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84 120KV Brushless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D9]*[.E9]" office:value-type="float" office:value="120" calcext:value-type="float">
            <text:p>120</text:p>
          </table:table-cell>
          <table:table-cell office:value-type="string" calcext:value-type="string">
            <text:p><text:a xlink:href="https://www.aliexpress.com/item/4000474554328.html" xlink:type="simple">https://www.aliexpress.com/item/4000474554328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verboard Hub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D10]*[.E10]" office:value-type="float" office:value="280" calcext:value-type="float">
            <text:p>280</text:p>
          </table:table-cell>
          <table:table-cell office:value-type="string" calcext:value-type="string">
            <text:p><text:a xlink:href="https://www.aliexpress.com/item/32651211455.html" xlink:type="simple">https://www.aliexpress.com/item/32651211455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S 20Ah Lipo Battery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1]*[.E11]" office:value-type="float" office:value="80" calcext:value-type="float">
            <text:p>80</text:p>
          </table:table-cell>
          <table:table-cell office:value-type="string" calcext:value-type="string">
            <text:p><text:a xlink:href="https://www.aliexpress.com/item/1005001280420516.html" xlink:type="simple">https://www.aliexpress.com/item/100500128042051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tye PCB (3cm x 7cm)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D12]*[.E12]" office:value-type="float" office:value="0.5" calcext:value-type="float">
            <text:p>0.5</text:p>
          </table:table-cell>
          <table:table-cell office:value-type="string" calcext:value-type="string">
            <text:p><text:a xlink:href="https://www.aliexpress.com/item/32858804393.html" xlink:type="simple">https://www.aliexpress.com/item/32858804393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0 ohm Resisto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or CAN bus termin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N65HVD230 module has one built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60 Connector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mm Banana Plug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 Sh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ST-XH connectors</text:p>
          </table:table-cell>
          <table:table-cell table:number-columns-repeated="5"/>
          <table:table-cell office:value-type="string" calcext:value-type="string">
            <text:p><text:a xlink:href="https://www.aliexpress.com/item/1005001659802059.html" xlink:type="simple">https://www.aliexpress.com/item/100500165980205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 Switc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0]*[.E20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273125391.html" xlink:type="simple">https://www.aliexpress.com/item/32273125391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030 Aluminum Extrusion 5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2]*[.E22]" office:value-type="float" office:value="40" calcext:value-type="float">
            <text:p>40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3]*[.E23]" office:value-type="float" office:value="28" calcext:value-type="float">
            <text:p>28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[.D24]*[.E24]" office:value-type="float" office:value="13" calcext:value-type="float">
            <text:p>13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2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[.D25]*[.E25]" office:value-type="float" office:value="15" calcext:value-type="float">
            <text:p>15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table:formula="of:=[.D26]*[.E26]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7]*[.E27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10mm screw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8]*[.E28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minum Bracke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[.D29]*[.E29]" office:value-type="float" office:value="9.6" calcext:value-type="float">
            <text:p>9.6</text:p>
          </table:table-cell>
          <table:table-cell office:value-type="string" calcext:value-type="string">
            <text:p><text:a xlink:href="https://www.aliexpress.com/item/33013635174.html" xlink:type="simple">https://www.aliexpress.com/item/3301363517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 Screw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[.D30]*[.E30]"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office:value-type="string" calcext:value-type="string">
            <text:p>For gear assembly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8 10cm half thread bol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6" calcext:value-type="float">
            <text:p>6</text:p>
          </table:table-cell>
          <table:table-cell office:value-type="string" calcext:value-type="string">
            <text:p><text:a xlink:href="https://www.aliexpress.com/item/32860422627.html" xlink:type="simple">https://www.aliexpress.com/item/3286042262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D36]*[.E3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4000041280015.html" xlink:type="simple">https://www.aliexpress.com/item/4000041280015.html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3 6mm</text:p>
          </table:table-cell>
          <table:table-cell office:value-type="string" calcext:value-type="string">
            <text:p>M3 30mm</text:p>
          </table:table-cell>
          <table:table-cell office:value-type="string" calcext:value-type="string">
            <text:p>M4 10mm</text:p>
          </table:table-cell>
          <table:table-cell office:value-type="string" calcext:value-type="string">
            <text:p>M4 16mm</text:p>
          </table:table-cell>
          <table:table-cell office:value-type="string" calcext:value-type="string">
            <text:p>M4 18</text:p>
          </table:table-cell>
          <table:table-cell office:value-type="string" calcext:value-type="string">
            <text:p>M4 30</text:p>
          </table:table-cell>
        </table:table-row>
        <table:table-row table:style-name="ro1">
          <table:table-cell office:value-type="string" calcext:value-type="string">
            <text:p>Wheel Moun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hub motor to leg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1f3cdadbdbd8b6e7c7be8cb7" xlink:type="simple">https://cad.onshape.com/documents/01b7bf47ac0296002ad3efc0/w/656ec7f127d0c64f6943908d/e/1f3cdadbdbd8b6e7c7be8cb7</text:a> 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0]" office:value-type="float" office:value="20" calcext:value-type="float">
            <text:p>20</text:p>
          </table:table-cell>
          <table:table-cell/>
          <table:table-cell table:formula="of:= 2 * [.D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g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leg to shoulder gea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f17f5007d16e7ec8a7ed1107" xlink:type="simple">https://cad.onshape.com/documents/01b7bf47ac0296002ad3efc0/w/656ec7f127d0c64f6943908d/e/f17f5007d16e7ec8a7ed1107</text:a>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leg to shoul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shoulder gears to chassi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3e013b284701bbb473a7c290" xlink:type="simple">https://cad.onshape.com/documents/01b7bf47ac0296002ad3efc0/w/656ec7f127d0c64f6943908d/e/3e013b284701bbb473a7c290</text:a></text:p>
          </table:table-cell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shoulder to chassi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Suppor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Back side of shoulder mou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4 * [.D4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Angle Bracke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Chassis corn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7a7c45daeb7707e5d8554be" xlink:type="simple">https://cad.onshape.com/documents/01b7bf47ac0296002ad3efc0/w/656ec7f127d0c64f6943908d/e/b7a7c45daeb7707e5d8554be</text:a></text:p>
          </table:table-cell>
          <table:table-cell office:value-type="string" calcext:value-type="string">
            <text:p>6 X M4 10 mm screws each</text:p>
          </table:table-cell>
          <table:table-cell table:number-columns-repeated="2"/>
          <table:table-cell table:formula="of:= 6 * [.D4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Moun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25adbbf539c089b718d4bf26" xlink:type="simple">https://cad.onshape.com/documents/01b7bf47ac0296002ad3efc0/w/656ec7f127d0c64f6943908d/e/25adbbf539c089b718d4bf26</text:a></text:p>
          </table:table-cell>
          <table:table-cell office:value-type="string" calcext:value-type="string">
            <text:p>4 X M4 10 mm screws each</text:p>
          </table:table-cell>
          <table:table-cell table:number-columns-repeated="2"/>
          <table:table-cell table:formula="of:= 4 * [.D4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Coupling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3e566b463c38dcfe41428a0" xlink:type="simple">https://cad.onshape.com/documents/01b7bf47ac0296002ad3efc0/w/656ec7f127d0c64f6943908d/e/b3e566b463c38dcfe41428a0</text:a></text:p>
          </table:table-cell>
          <table:table-cell office:value-type="string" calcext:value-type="string">
            <text:p>4 X M3 mm each</text:p>
          </table:table-cell>
          <table:table-cell/>
          <table:table-cell table:formula="of:= 4 * [.D4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r Set</text:p>
          </table:table-cell>
          <table:table-cell office:value-type="string" calcext:value-type="string">
            <text:p>PLA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ed31ab88f277f15e29dfe781/w/7b86c19816d3b8349cc607b2/e/f7f94bc89e69a962ab54a434" xlink:type="simple">https://cad.onshape.com/documents/ed31ab88f277f15e29dfe781/w/7b86c19816d3b8349cc607b2/e/f7f94bc89e69a962ab54a434</text:a></text:p>
          </table:table-cell>
          <table:table-cell office:value-type="string" calcext:value-type="string">
            <text:p>10 X M3 30mm each</text:p>
          </table:table-cell>
          <table:table-cell/>
          <table:table-cell table:formula="of:=10 * [.D4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ive Mount Lef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0] * 2" office:value-type="float" office:value="6" calcext:value-type="float">
            <text:p>6</text:p>
          </table:table-cell>
          <table:table-cell/>
          <table:table-cell table:formula="of:=[.D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rive Mount Righ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1] * 2" office:value-type="float" office:value="6" calcext:value-type="float">
            <text:p>6</text:p>
          </table:table-cell>
          <table:table-cell/>
          <table:table-cell table:formula="of:=[.D51]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f:=SUM([.I40:.I51])" office:value-type="float" office:value="12" calcext:value-type="float">
            <text:p>12</text:p>
          </table:table-cell>
          <table:table-cell table:formula="of:=SUM([.J40:.J51])" office:value-type="float" office:value="28" calcext:value-type="float">
            <text:p>28</text:p>
          </table:table-cell>
          <table:table-cell table:formula="of:=SUM([.K40:.K51])" office:value-type="float" office:value="38" calcext:value-type="float">
            <text:p>38</text:p>
          </table:table-cell>
          <table:table-cell table:formula="of:=SUM([.L40:.L51])" office:value-type="float" office:value="48" calcext:value-type="float">
            <text:p>48</text:p>
          </table:table-cell>
          <table:table-cell table:formula="of:=SUM([.M40:.M51])" office:value-type="float" office:value="16" calcext:value-type="float">
            <text:p>16</text:p>
          </table:table-cell>
          <table:table-cell table:formula="of:=SUM([.N40:.N51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ve 60 x 16mm and 40 x 10mm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6:09:34.415041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7:15:33.740905690</meta:creation-date>
    <dc:date>2021-06-12T06:17:21.326711756</dc:date>
    <meta:editing-duration>P3DT14H51M52S</meta:editing-duration>
    <meta:editing-cycles>6</meta:editing-cycles>
    <meta:generator>LibreOffice/6.0.7.3$Linux_X86_64 LibreOffice_project/00m0$Build-3</meta:generator>
    <meta:document-statistic meta:table-count="1" meta:cell-count="238" meta:object-count="0"/>
  </office:meta>
</office:document-meta>
</file>